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fo:language="nb" fo:country="NO"/>
    </style:style>
    <style:style style:name="P2" style:parent-style-name="Normal" style:family="paragraph">
      <style:paragraph-properties fo:line-height="150%"/>
      <style:text-properties fo:language="nb" fo:country="NO"/>
    </style:style>
    <style:style style:name="P3" style:parent-style-name="Normal" style:family="paragraph">
      <style:paragraph-properties fo:line-height="150%"/>
      <style:text-properties fo:language="nb" fo:country="NO"/>
    </style:style>
    <style:style style:name="P4" style:parent-style-name="Normal" style:family="paragraph">
      <style:paragraph-properties fo:line-height="150%"/>
      <style:text-properties fo:language="nb" fo:country="NO"/>
    </style:style>
    <style:style style:name="P5" style:parent-style-name="Normal" style:family="paragraph">
      <style:paragraph-properties fo:line-height="150%"/>
      <style:text-properties fo:language="nb" fo:country="NO"/>
    </style:style>
    <style:style style:name="P6" style:parent-style-name="Normal" style:family="paragraph">
      <style:paragraph-properties fo:line-height="150%"/>
      <style:text-properties fo:language="nb" fo:country="NO"/>
    </style:style>
    <style:style style:name="P7" style:parent-style-name="Normal" style:family="paragraph">
      <style:text-properties fo:language="nb" fo:country="NO"/>
    </style:style>
    <style:style style:name="P8" style:parent-style-name="Normal" style:family="paragraph">
      <style:paragraph-properties fo:text-align="center"/>
      <style:text-properties fo:language="nb" fo:country="NO"/>
    </style:style>
    <style:style style:name="P9" style:parent-style-name="Normal" style:family="paragraph">
      <style:paragraph-properties fo:text-align="center"/>
      <style:text-properties fo:language="nb" fo:country="NO"/>
    </style:style>
    <style:style style:name="P10" style:parent-style-name="Normal" style:family="paragraph">
      <style:paragraph-properties fo:text-align="center"/>
      <style:text-properties fo:language="nb" fo:country="NO"/>
    </style:style>
    <style:style style:name="P11" style:parent-style-name="Normal" style:family="paragraph">
      <style:paragraph-properties fo:text-align="center"/>
      <style:text-properties fo:language="nb" fo:country="NO"/>
    </style:style>
    <style:style style:name="P12" style:parent-style-name="Normal" style:family="paragraph">
      <style:text-properties fo:language="nb" fo:country="NO"/>
    </style:style>
    <style:style style:name="P13" style:parent-style-name="Normal" style:family="paragraph">
      <style:text-properties fo:language="nb" fo:country="NO"/>
    </style:style>
    <style:style style:name="P14" style:parent-style-name="Normal" style:family="paragraph">
      <style:text-properties fo:language="nb" fo:country="NO"/>
    </style:style>
    <style:style style:name="P15" style:parent-style-name="Normal" style:family="paragraph">
      <style:text-properties fo:language="nb" fo:country="NO"/>
    </style:style>
    <style:style style:name="P16" style:parent-style-name="Normal" style:family="paragraph">
      <style:text-properties fo:language="nb" fo:country="NO"/>
    </style:style>
    <style:style style:name="P17" style:parent-style-name="Normal" style:family="paragraph">
      <style:text-properties fo:language="nb" fo:country="NO"/>
    </style:style>
    <style:style style:name="P18" style:parent-style-name="ListParagraph" style:list-style-name="LFO1" style:family="paragraph">
      <style:text-properties fo:language="nb" fo:country="NO"/>
    </style:style>
    <style:style style:name="P19" style:parent-style-name="ListParagraph" style:list-style-name="LFO1" style:family="paragraph">
      <style:text-properties fo:language="nb" fo:country="NO"/>
    </style:style>
    <style:style style:name="P20" style:parent-style-name="ListParagraph" style:list-style-name="LFO1" style:family="paragraph">
      <style:text-properties fo:language="nb" fo:country="NO"/>
    </style:style>
    <style:style style:name="P21" style:parent-style-name="ListParagraph" style:list-style-name="LFO1" style:family="paragraph">
      <style:text-properties fo:language="nb" fo:country="NO"/>
    </style:style>
    <style:style style:name="P22" style:parent-style-name="ListParagraph" style:list-style-name="LFO1" style:family="paragraph">
      <style:text-properties fo:language="nb" fo:country="NO"/>
    </style:style>
    <style:style style:name="P23" style:parent-style-name="Normal" style:family="paragraph">
      <style:paragraph-properties fo:margin-left="0.25in">
        <style:tab-stops/>
      </style:paragraph-properties>
      <style:text-properties fo:language="nb" fo:country="NO"/>
    </style:style>
    <style:style style:name="P24" style:parent-style-name="ListParagraph" style:list-style-name="LFO1" style:family="paragraph">
      <style:text-properties fo:language="nb" fo:country="NO"/>
    </style:style>
    <style:style style:name="P25" style:parent-style-name="ListParagraph" style:list-style-name="LFO1" style:family="paragraph">
      <style:text-properties fo:language="nb" fo:country="NO"/>
    </style:style>
    <style:style style:name="P26" style:parent-style-name="Normal" style:family="paragraph">
      <style:text-properties fo:language="nb" fo:country="NO"/>
    </style:style>
    <style:style style:name="P27" style:parent-style-name="Normal" style:family="paragraph">
      <style:text-properties fo:language="nb" fo:country="NO"/>
    </style:style>
    <style:style style:name="P28" style:parent-style-name="Normal" style:family="paragraph">
      <style:text-properties fo:language="nb" fo:country="NO"/>
    </style:style>
    <style:style style:name="P29" style:parent-style-name="Normal" style:family="paragraph">
      <style:text-properties fo:language="nb" fo:country="NO"/>
    </style:style>
    <style:style style:name="P30" style:parent-style-name="Normal" style:family="paragraph">
      <style:text-properties fo:language="nb" fo:country="NO"/>
    </style:style>
    <style:style style:name="P31" style:parent-style-name="ListParagraph" style:list-style-name="LFO1" style:family="paragraph">
      <style:text-properties fo:language="nb" fo:country="NO"/>
    </style:style>
    <style:style style:name="P32" style:parent-style-name="ListParagraph" style:list-style-name="LFO1" style:family="paragraph">
      <style:text-properties fo:language="nb" fo:country="NO"/>
    </style:style>
    <style:style style:name="P33" style:parent-style-name="ListParagraph" style:list-style-name="LFO1" style:family="paragraph">
      <style:text-properties fo:language="nb" fo:country="NO"/>
    </style:style>
    <style:style style:name="P34" style:parent-style-name="ListParagraph" style:list-style-name="LFO1" style:family="paragraph">
      <style:text-properties fo:language="nb" fo:country="NO"/>
    </style:style>
    <style:style style:name="P35" style:parent-style-name="ListParagraph" style:list-style-name="LFO1" style:family="paragraph">
      <style:text-properties fo:language="nb" fo:country="NO"/>
    </style:style>
    <style:style style:name="P36" style:parent-style-name="ListParagraph" style:list-style-name="LFO1" style:family="paragraph">
      <style:text-properties fo:language="nb" fo:country="NO"/>
    </style:style>
    <style:style style:name="P37" style:parent-style-name="Normal" style:family="paragraph">
      <style:text-properties fo:language="nb" fo:country="NO"/>
    </style:style>
    <style:style style:name="P38" style:parent-style-name="ListParagraph" style:list-style-name="LFO1" style:family="paragraph">
      <style:text-properties fo:language="nb" fo:country="NO"/>
    </style:style>
    <style:style style:name="P39" style:parent-style-name="ListParagraph" style:list-style-name="LFO1" style:family="paragraph">
      <style:text-properties fo:language="nb" fo:country="NO"/>
    </style:style>
    <style:style style:name="P40" style:parent-style-name="ListParagraph" style:list-style-name="LFO1" style:family="paragraph">
      <style:text-properties fo:language="nb" fo:country="NO"/>
    </style:style>
    <style:style style:name="P41" style:parent-style-name="ListParagraph" style:list-style-name="LFO1" style:family="paragraph">
      <style:text-properties fo:language="nb" fo:country="NO"/>
    </style:style>
    <style:style style:name="P42" style:parent-style-name="ListParagraph" style:list-style-name="LFO1" style:family="paragraph">
      <style:text-properties fo:language="nb" fo:country="NO"/>
    </style:style>
    <style:style style:name="P43" style:parent-style-name="ListParagraph" style:list-style-name="LFO1" style:family="paragraph">
      <style:text-properties fo:language="nb" fo:country="NO"/>
    </style:style>
    <style:style style:name="P44" style:parent-style-name="Normal" style:family="paragraph">
      <style:text-properties fo:language="nb" fo:country="NO"/>
    </style:style>
    <style:style style:name="P45" style:parent-style-name="Normal" style:family="paragraph">
      <style:text-properties fo:language="nb" fo:country="NO"/>
    </style:style>
    <style:style style:name="P46" style:parent-style-name="Normal" style:family="paragraph">
      <style:text-properties fo:language="nb" fo:country="NO"/>
    </style:style>
  </office:automatic-styles>
  <office:body>
    <office:text text:use-soft-page-breaks="true">
      <text:p text:style-name="P1">Refleksjonsnotat</text:p>
      <text:p text:style-name="P2">Vi startet prosessen 11 mars. Da brukte vi mye tid på å bli kjent og finne ut hvordan løsningen skulle bli. Før kick-off lagde vi en spørreundersøkelse som vi fikk<text:s/>veldig mye nyttig informasjon ut av som har vært med på å forme løsningen. Vi brukte mye tid i starten på å tenke på design og hva siden skulle inneholde. Vi brukertestet løsningen vår tre ganger som hver gang førte til at<text:s/>vi fikk nyttig informasjon. Vi testet løsningen midt i første uke, første gang. Som gidde oss veldig viktig informasjon om store utfordringer på siden. Men etter hver brukertesting har problemene blitt mindre å gå mer på personlig smak til den som testet løsningen som fargebruken. Dette tok vi som at vi bevegde oss i rett retning av å få en bra løsning.<text:s/></text:p>
      <text:p text:style-name="P3"/>
      <text:p text:style-name="P4">I gruppen har vi hatt et bra samarbeid. Alle på gruppen har vært flinke til å delta. Vi begynte å møtes hver onsdag å planla, lagte skisser og lagde en spørreundersøkelse som ble lagt ut<text:s/>før kick-off. Vi har for det meste jobbet sammen på skolen som har fungert bra. I gruppen har vi hatt mange åpne diskusjoner hvor alle synes de er blitt hørt og det har vært et trygt miljø for å komme med sine ideer og meninger. En tabbe som ble gjort var<text:s/>at vi lagde en skisse tidlig som et forslag til design å likte det veldig godt<text:s/>og brukte<text:s/>lite tid på å finne et alternativ design som kunne vært bedre. Vi kunne vært flinkere til å holde Trello oppdatert med nye gjøremål siden vi har nesten hele prosessen sittet sammen å jobbe har vi av og til glemt å oppdatere den slik at gjøremål som er gjort fortsatt står at vi jobber med.</text:p>
      <text:p text:style-name="P5"/>
      <text:p text:style-name="P6">Løsningen som vi har levert er vi veldig fornøyde med. Det vi er mest fornøyde med er at siden er enkel å bruke og gir målgruppen funksjoner som campus-kart og kalender over alle hendinger på skolen som de savnet. Resultatet er hva vi planla med endringer som er bedre. Vi ønsket først å bruke bilder til å vise kartet på finn veien siden, men det likte ikke brukeren å nå synes vi også det er en bedre løsning. Det som vi ikke er helt fornøyde med er at arrangementer siden og finn veien siden henger ikke helt sammen med resten av siden. <text:s/>Å at vi ikke fikk designet kartet på finn veien siden slik vi ønsket.</text:p>
      <text:p text:style-name="P7"/>
      <text:p text:style-name="P8"/>
      <text:p text:style-name="P9"/>
      <text:p text:style-name="P10"/>
      <text:p text:style-name="P11"/>
      <text:p text:style-name="P12">Vurdering av prossessen: dårlig/bra<text:s/></text:p>
      <text:p text:style-name="P13"/>
      <text:p text:style-name="P14">Bra:</text:p>
      <text:p text:style-name="P15">Dårlig:</text:p>
      <text:p text:style-name="P16">Hvordan har gruppearbeidet vært?</text:p>
      <text:p text:style-name="P17">Bra. Alle på gruppen har bidratt. Alle har vært med møte opp. I strarten så møte.</text:p>
      <text:list text:style-name="LFO1" text:continue-numbering="true">
        <text:list-item>
          <text:p text:style-name="P18">Vi begynte 11 mars å møte hver onsdag.</text:p>
        </text:list-item>
        <text:list-item>
          <text:p text:style-name="P19">Alle har vært motiverte til å få til en bra løsning</text:p>
        </text:list-item>
        <text:list-item>
          <text:p text:style-name="P20">Vi har for det meste vært<text:s/>sammen å jobbet på skolen<text:s/></text:p>
        </text:list-item>
        <text:list-item>
          <text:p text:style-name="P21">Vi har hatt sunne diksjoner hvor alle har følt de kan komme med sine meninger og ideer.<text:s/></text:p>
        </text:list-item>
        <text:list-item>
          <text:p text:style-name="P22">ledd</text:p>
        </text:list-item>
      </text:list>
      <text:p text:style-name="P23">Dårlig:</text:p>
      <text:list text:style-name="LFO1" text:continue-numbering="true">
        <text:list-item>
          <text:p text:style-name="P24">Låste oss fast på et design<text:s/></text:p>
        </text:list-item>
        <text:list-item>
          <text:p text:style-name="P25">Kunne vært flinkere til å bruke kanban og trello kunne blitt brukt mer aktivt.<text:s/></text:p>
        </text:list-item>
      </text:list>
      <text:p text:style-name="P26">Hvordan var kommunikasjonen?</text:p>
      <text:p text:style-name="P27">Bra</text:p>
      <text:p text:style-name="P28"/>
      <text:p text:style-name="P29">Vurdere løsning<text:s/></text:p>
      <text:p text:style-name="P30">Bra</text:p>
      <text:list text:style-name="LFO1" text:continue-numbering="true">
        <text:list-item>
          <text:p text:style-name="P31">Oversiktlig, fin hoveside,</text:p>
        </text:list-item>
        <text:list-item>
          <text:p text:style-name="P32">Løst et problem som studenter har med campus kart, åpningstider.</text:p>
        </text:list-item>
        <text:list-item>
          <text:p text:style-name="P33">Lett å bruke, finne info</text:p>
        </text:list-item>
        <text:list-item>
          <text:p text:style-name="P34">Kartet på forsiden, ikke standard design</text:p>
        </text:list-item>
        <text:list-item>
          <text:p text:style-name="P35">Lett å finne arrmangner</text:p>
        </text:list-item>
        <text:list-item>
          <text:p text:style-name="P36">Enkel å bruke forståelig.<text:s/></text:p>
        </text:list-item>
      </text:list>
      <text:p text:style-name="P37">Dårlig</text:p>
      <text:list text:style-name="LFO1" text:continue-numbering="true">
        <text:list-item>
          <text:p text:style-name="P38">Fargene på campus var ikke bra</text:p>
        </text:list-item>
        <text:list-item>
          <text:p text:style-name="P39">Statisk kart/ ikke zomme på finn kartet bildene</text:p>
        </text:list-item>
        <text:list-item>
          <text:p text:style-name="P40"><text:s/>Andreas fargene<text:s/></text:p>
        </text:list-item>
        <text:list-item>
          <text:p text:style-name="P41"><text:s/>Arrmenter henger ikke sammen med resten av siden</text:p>
        </text:list-item>
        <text:list-item>
          <text:p text:style-name="P42">Finn veien og arrmenter kunne vært fra andre domener</text:p>
        </text:list-item>
        <text:list-item>
          <text:p text:style-name="P43"/>
        </text:list-item>
      </text:list>
      <text:p text:style-name="P44"/>
      <text:p text:style-name="P45"/>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rsten Sandhåland</meta:initial-creator>
    <dc:creator>Karsten Sandhåland</dc:creator>
    <meta:creation-date>2018-05-30T11:19:00Z</meta:creation-date>
    <dc:date>2018-05-31T16:33:00Z</dc:date>
    <meta:template xlink:href="Normal.dotm" xlink:type="simple"/>
    <meta:editing-cycles>6</meta:editing-cycles>
    <meta:editing-duration>PT32100S</meta:editing-duration>
    <meta:document-statistic meta:page-count="3" meta:paragraph-count="6" meta:word-count="477" meta:character-count="3191" meta:row-count="22" meta:non-whitespace-character-count="2720"/>
  </office:meta>
</office:document-meta>
</file>